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903.8pt" svg:y="85.1pt">
            <loext:p draw:notify-on-update-of-ranges="Sheet1.B3:Sheet1.B8 Sheet1.E2:Sheet1.E2 Sheet1.E3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int</text:p>
          </table:table-cell>
          <table:table-cell table:number-columns-repeated="9"/>
        </table:table-row>
        <table:table-row table:style-name="ro1">
          <table:table-cell office:value-type="float" office:value="15.103" calcext:value-type="float">
            <text:p>15.103</text:p>
          </table:table-cell>
          <table:table-cell office:value-type="float" office:value="1000" calcext:value-type="float">
            <text:p>1000</text:p>
          </table:table-cell>
          <table:table-cell office:value-type="float" office:value="0.15968" calcext:value-type="float">
            <text:p>0.15968</text:p>
          </table:table-cell>
          <table:table-cell table:formula="of:=[.C3]/[.A3]" office:value-type="float" office:value="0.0105727338939284" calcext:value-type="float">
            <text:p>0.0105727339</text:p>
          </table:table-cell>
          <table:table-cell table:formula="of:=([.$N$3]-[.C3])/([.D3])" office:value-type="float" office:value="51.7772211689656" calcext:value-type="float">
            <text:p>51.777221169</text:p>
          </table:table-cell>
          <table:table-cell office:value-type="float" office:value="0.15957" calcext:value-type="float">
            <text:p>0.15957</text:p>
          </table:table-cell>
          <table:table-cell table:formula="of:=[.F3]/[.A3]" office:value-type="float" office:value="0.0105654505727339" calcext:value-type="float">
            <text:p>0.0105654506</text:p>
          </table:table-cell>
          <table:table-cell table:formula="of:=([.$N$3]-[.F3])/([.G3])-[.E3]" office:value-type="float" office:value="0.0461040567060635" calcext:value-type="float">
            <text:p>0.0461040567</text:p>
          </table:table-cell>
          <table:table-cell table:number-columns-repeated="3"/>
          <table:table-cell office:value-type="string" calcext:value-type="string">
            <text:p>Vfg</text:p>
          </table:table-cell>
          <table:table-cell office:value-type="float" office:value="1" calcext:value-type="float">
            <text:p>1</text:p>
          </table:table-cell>
          <table:table-cell table:formula="of:=[.M3] / SQRT(2)" office:value-type="float" office:value="0.707106781186547" calcext:value-type="float">
            <text:p>0.7071067812</text:p>
          </table:table-cell>
        </table:table-row>
        <table:table-row table:style-name="ro1">
          <table:table-cell office:value-type="float" office:value="15.103" calcext:value-type="float">
            <text:p>15.103</text:p>
          </table:table-cell>
          <table:table-cell office:value-type="float" office:value="2000" calcext:value-type="float">
            <text:p>2000</text:p>
          </table:table-cell>
          <table:table-cell office:value-type="float" office:value="0.15976" calcext:value-type="float">
            <text:p>0.15976</text:p>
          </table:table-cell>
          <table:table-cell table:formula="of:=[.C4]/[.A4]" office:value-type="float" office:value="0.0105780308547971" calcext:value-type="float">
            <text:p>0.0105780309</text:p>
          </table:table-cell>
          <table:table-cell table:formula="of:=([.$N$3]-[.C4])/([.D4])" office:value-type="float" office:value="51.743730822862" calcext:value-type="float">
            <text:p>51.7437308229</text:p>
          </table:table-cell>
          <table:table-cell office:value-type="float" office:value="0.15964" calcext:value-type="float">
            <text:p>0.15964</text:p>
          </table:table-cell>
          <table:table-cell table:formula="of:=[.F4]/[.A4]" office:value-type="float" office:value="0.010570085413494" calcext:value-type="float">
            <text:p>0.0105700854</text:p>
          </table:table-cell>
          <table:table-cell table:formula="of:=([.$N$3]-[.F4])/([.G4])-[.E4]" office:value-type="float" office:value="0.0502481063564559" calcext:value-type="float">
            <text:p>0.0502481064</text:p>
          </table:table-cell>
          <table:table-cell table:number-columns-repeated="6"/>
        </table:table-row>
        <table:table-row table:style-name="ro1">
          <table:table-cell office:value-type="float" office:value="15.103" calcext:value-type="float">
            <text:p>15.103</text:p>
          </table:table-cell>
          <table:table-cell office:value-type="float" office:value="3000" calcext:value-type="float">
            <text:p>3000</text:p>
          </table:table-cell>
          <table:table-cell office:value-type="float" office:value="0.15979" calcext:value-type="float">
            <text:p>0.15979</text:p>
          </table:table-cell>
          <table:table-cell table:formula="of:=[.C5]/[.A5]" office:value-type="float" office:value="0.0105800172151228" calcext:value-type="float">
            <text:p>0.0105800172</text:p>
          </table:table-cell>
          <table:table-cell table:formula="of:=([.$N$3]-[.C5])/([.D5])" office:value-type="float" office:value="51.7311805886503" calcext:value-type="float">
            <text:p>51.7311805887</text:p>
          </table:table-cell>
          <table:table-cell office:value-type="float" office:value="0.15967" calcext:value-type="float">
            <text:p>0.15967</text:p>
          </table:table-cell>
          <table:table-cell table:formula="of:=[.F5]/[.A5]" office:value-type="float" office:value="0.0105720717738198" calcext:value-type="float">
            <text:p>0.0105720718</text:p>
          </table:table-cell>
          <table:table-cell table:formula="of:=([.$N$3]-[.F5])/([.G5])-[.E5]" office:value-type="float" office:value="0.0502292332350436" calcext:value-type="float">
            <text:p>0.0502292332</text:p>
          </table:table-cell>
          <table:table-cell table:number-columns-repeated="6"/>
        </table:table-row>
        <table:table-row table:style-name="ro1">
          <table:table-cell office:value-type="float" office:value="15.103" calcext:value-type="float">
            <text:p>15.103</text:p>
          </table:table-cell>
          <table:table-cell office:value-type="float" office:value="4000" calcext:value-type="float">
            <text:p>4000</text:p>
          </table:table-cell>
          <table:table-cell office:value-type="float" office:value="0.15981" calcext:value-type="float">
            <text:p>0.15981</text:p>
          </table:table-cell>
          <table:table-cell table:formula="of:=[.C6]/[.A6]" office:value-type="float" office:value="0.01058134145534" calcext:value-type="float">
            <text:p>0.0105813415</text:p>
          </table:table-cell>
          <table:table-cell table:formula="of:=([.$N$3]-[.C6])/([.D6])" office:value-type="float" office:value="51.7228163835832" calcext:value-type="float">
            <text:p>51.7228163836</text:p>
          </table:table-cell>
          <table:table-cell office:value-type="float" office:value="0.15969" calcext:value-type="float">
            <text:p>0.15969</text:p>
          </table:table-cell>
          <table:table-cell table:formula="of:=[.F6]/[.A6]" office:value-type="float" office:value="0.0105733960140369" calcext:value-type="float">
            <text:p>0.010573396</text:p>
          </table:table-cell>
          <table:table-cell table:formula="of:=([.$N$3]-[.F6])/([.G6])-[.E6]" office:value-type="float" office:value="0.0502166570607443" calcext:value-type="float">
            <text:p>0.0502166571</text:p>
          </table:table-cell>
          <table:table-cell table:number-columns-repeated="6"/>
        </table:table-row>
        <table:table-row table:style-name="ro1">
          <table:table-cell office:value-type="float" office:value="15.103" calcext:value-type="float">
            <text:p>15.103</text:p>
          </table:table-cell>
          <table:table-cell office:value-type="float" office:value="5000" calcext:value-type="float">
            <text:p>5000</text:p>
          </table:table-cell>
          <table:table-cell office:value-type="float" office:value="0.15982" calcext:value-type="float">
            <text:p>0.15982</text:p>
          </table:table-cell>
          <table:table-cell table:formula="of:=[.C7]/[.A7]" office:value-type="float" office:value="0.0105820035754486" calcext:value-type="float">
            <text:p>0.0105820036</text:p>
          </table:table-cell>
          <table:table-cell table:formula="of:=([.$N$3]-[.C7])/([.D7])" office:value-type="float" office:value="51.718635066077" calcext:value-type="float">
            <text:p>51.7186350661</text:p>
          </table:table-cell>
          <table:table-cell office:value-type="float" office:value="0.1597" calcext:value-type="float">
            <text:p>0.1597</text:p>
          </table:table-cell>
          <table:table-cell table:formula="of:=[.F7]/[.A7]" office:value-type="float" office:value="0.0105740581341455" calcext:value-type="float">
            <text:p>0.0105740581</text:p>
          </table:table-cell>
          <table:table-cell table:formula="of:=([.$N$3]-[.F7])/([.G7])-[.E7]" office:value-type="float" office:value="0.0502103707447219" calcext:value-type="float">
            <text:p>0.0502103707</text:p>
          </table:table-cell>
          <table:table-cell table:number-columns-repeated="6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1000" calcext:value-type="float">
            <text:p>1000</text:p>
          </table:table-cell>
          <table:table-cell office:value-type="float" office:value="0.19832" calcext:value-type="float">
            <text:p>0.19832</text:p>
          </table:table-cell>
          <table:table-cell table:formula="of:=[.C8]/[.A8]" office:value-type="float" office:value="0.00984218362282879" calcext:value-type="float">
            <text:p>0.0098421836</text:p>
          </table:table-cell>
          <table:table-cell table:formula="of:=([.$N$3]-[.C8])/([.D8])" office:value-type="float" office:value="51.6945020215255" calcext:value-type="float">
            <text:p>51.6945020215</text:p>
          </table:table-cell>
          <table:table-cell office:value-type="float" office:value="0.19814" calcext:value-type="float">
            <text:p>0.19814</text:p>
          </table:table-cell>
          <table:table-cell table:formula="of:=[.F8]/[.A8]" office:value-type="float" office:value="0.00983325062034739" calcext:value-type="float">
            <text:p>0.0098332506</text:p>
          </table:table-cell>
          <table:table-cell table:formula="of:=([.$N$3]-[.F8])/([.G8])-[.E8]" office:value-type="float" office:value="0.0652670352471816" calcext:value-type="float">
            <text:p>0.0652670352</text:p>
          </table:table-cell>
          <table:table-cell table:number-columns-repeated="6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000" calcext:value-type="float">
            <text:p>2000</text:p>
          </table:table-cell>
          <table:table-cell office:value-type="float" office:value="0.1984" calcext:value-type="float">
            <text:p>0.1984</text:p>
          </table:table-cell>
          <table:table-cell table:formula="of:=[.C9]/[.A9]" office:value-type="float" office:value="0.00984615384615385" calcext:value-type="float">
            <text:p>0.0098461538</text:p>
          </table:table-cell>
          <table:table-cell table:formula="of:=([.$N$3]-[.C9])/([.D9])" office:value-type="float" office:value="51.6655324642587" calcext:value-type="float">
            <text:p>51.6655324643</text:p>
          </table:table-cell>
          <table:table-cell office:value-type="float" office:value="0.19823" calcext:value-type="float">
            <text:p>0.19823</text:p>
          </table:table-cell>
          <table:table-cell table:formula="of:=[.F9]/[.A9]" office:value-type="float" office:value="0.00983771712158809" calcext:value-type="float">
            <text:p>0.0098377171</text:p>
          </table:table-cell>
          <table:table-cell table:formula="of:=([.$N$3]-[.F9])/([.G9])-[.E9]" office:value-type="float" office:value="0.061588258683976" calcext:value-type="float">
            <text:p>0.0615882587</text:p>
          </table:table-cell>
          <table:table-cell table:number-columns-repeated="6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3000" calcext:value-type="float">
            <text:p>3000</text:p>
          </table:table-cell>
          <table:table-cell office:value-type="float" office:value="0.19844" calcext:value-type="float">
            <text:p>0.19844</text:p>
          </table:table-cell>
          <table:table-cell table:formula="of:=[.C10]/[.A10]" office:value-type="float" office:value="0.00984813895781638" calcext:value-type="float">
            <text:p>0.009848139</text:p>
          </table:table-cell>
          <table:table-cell table:formula="of:=([.$N$3]-[.C10])/([.D10])" office:value-type="float" office:value="51.6510564448142" calcext:value-type="float">
            <text:p>51.6510564448</text:p>
          </table:table-cell>
          <table:table-cell office:value-type="float" office:value="0.19826" calcext:value-type="float">
            <text:p>0.19826</text:p>
          </table:table-cell>
          <table:table-cell table:formula="of:=[.F10]/[.A10]" office:value-type="float" office:value="0.00983920595533499" calcext:value-type="float">
            <text:p>0.009839206</text:p>
          </table:table-cell>
          <table:table-cell table:formula="of:=([.$N$3]-[.F10])/([.G10])-[.E10]" office:value-type="float" office:value="0.0651880871585959" calcext:value-type="float">
            <text:p>0.0651880872</text:p>
          </table:table-cell>
          <table:table-cell table:number-columns-repeated="6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4000" calcext:value-type="float">
            <text:p>4000</text:p>
          </table:table-cell>
          <table:table-cell office:value-type="float" office:value="0.19845" calcext:value-type="float">
            <text:p>0.19845</text:p>
          </table:table-cell>
          <table:table-cell table:formula="of:=[.C11]/[.A11]" office:value-type="float" office:value="0.00984863523573201" calcext:value-type="float">
            <text:p>0.0098486352</text:p>
          </table:table-cell>
          <table:table-cell table:formula="of:=([.$N$3]-[.C11])/([.D11])" office:value-type="float" office:value="51.6474383517709" calcext:value-type="float">
            <text:p>51.6474383518</text:p>
          </table:table-cell>
          <table:table-cell office:value-type="float" office:value="0.19828" calcext:value-type="float">
            <text:p>0.19828</text:p>
          </table:table-cell>
          <table:table-cell table:formula="of:=[.F11]/[.A11]" office:value-type="float" office:value="0.00984019851116626" calcext:value-type="float">
            <text:p>0.0098401985</text:p>
          </table:table-cell>
          <table:table-cell table:formula="of:=([.$N$3]-[.F11])/([.G11])-[.E11]" office:value-type="float" office:value="0.0615572146449495" calcext:value-type="float">
            <text:p>0.0615572146</text:p>
          </table:table-cell>
          <table:table-cell table:number-columns-repeated="6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5000" calcext:value-type="float">
            <text:p>5000</text:p>
          </table:table-cell>
          <table:table-cell office:value-type="float" office:value="0.19846" calcext:value-type="float">
            <text:p>0.19846</text:p>
          </table:table-cell>
          <table:table-cell table:formula="of:=[.C12]/[.A12]" office:value-type="float" office:value="0.00984913151364764" calcext:value-type="float">
            <text:p>0.0098491315</text:p>
          </table:table-cell>
          <table:table-cell table:formula="of:=([.$N$3]-[.C12])/([.D12])" office:value-type="float" office:value="51.6438206233444" calcext:value-type="float">
            <text:p>51.6438206233</text:p>
          </table:table-cell>
          <table:table-cell office:value-type="float" office:value="0.19829" calcext:value-type="float">
            <text:p>0.19829</text:p>
          </table:table-cell>
          <table:table-cell table:formula="of:=[.F12]/[.A12]" office:value-type="float" office:value="0.00984069478908189" calcext:value-type="float">
            <text:p>0.0098406948</text:p>
          </table:table-cell>
          <table:table-cell table:formula="of:=([.$N$3]-[.F12])/([.G12])-[.E12]" office:value-type="float" office:value="0.0615510086538293" calcext:value-type="float">
            <text:p>0.0615510087</text:p>
          </table:table-cell>
          <table:table-cell table:number-columns-repeated="6"/>
        </table:table-row>
        <table:table-row table:style-name="ro1">
          <table:table-cell office:value-type="float" office:value="30.156" calcext:value-type="float">
            <text:p>30.156</text:p>
          </table:table-cell>
          <table:table-cell office:value-type="float" office:value="1000" calcext:value-type="float">
            <text:p>1000</text:p>
          </table:table-cell>
          <table:table-cell office:value-type="float" office:value="0.26051" calcext:value-type="float">
            <text:p>0.26051</text:p>
          </table:table-cell>
          <table:table-cell table:formula="of:=[.C13]/[.A13]" office:value-type="float" office:value="0.00863874519166998" calcext:value-type="float">
            <text:p>0.0086387452</text:p>
          </table:table-cell>
          <table:table-cell table:formula="of:=([.$N$3]-[.C13])/([.D13])" office:value-type="float" office:value="51.6969503414899" calcext:value-type="float">
            <text:p>51.6969503415</text:p>
          </table:table-cell>
          <table:table-cell office:value-type="float" office:value="0.26034" calcext:value-type="float">
            <text:p>0.26034</text:p>
          </table:table-cell>
          <table:table-cell table:formula="of:=[.F13]/[.A13]" office:value-type="float" office:value="0.00863310783923597" calcext:value-type="float">
            <text:p>0.0086331078</text:p>
          </table:table-cell>
          <table:table-cell table:formula="of:=([.$N$3]-[.F13])/([.G13])-[.E13]" office:value-type="float" office:value="0.0534493414690544" calcext:value-type="float">
            <text:p>0.0534493415</text:p>
          </table:table-cell>
          <table:table-cell table:number-columns-repeated="6"/>
        </table:table-row>
        <table:table-row table:style-name="ro1">
          <table:table-cell office:value-type="float" office:value="30.156" calcext:value-type="float">
            <text:p>30.156</text:p>
          </table:table-cell>
          <table:table-cell office:value-type="float" office:value="2000" calcext:value-type="float">
            <text:p>2000</text:p>
          </table:table-cell>
          <table:table-cell office:value-type="float" office:value="0.26062" calcext:value-type="float">
            <text:p>0.26062</text:p>
          </table:table-cell>
          <table:table-cell table:formula="of:=[.C14]/[.A14]" office:value-type="float" office:value="0.00864239289030376" calcext:value-type="float">
            <text:p>0.0086423929</text:p>
          </table:table-cell>
          <table:table-cell table:formula="of:=([.$N$3]-[.C14])/([.D14])" office:value-type="float" office:value="51.6624026301187" calcext:value-type="float">
            <text:p>51.6624026301</text:p>
          </table:table-cell>
          <table:table-cell office:value-type="float" office:value="0.26044" calcext:value-type="float">
            <text:p>0.26044</text:p>
          </table:table-cell>
          <table:table-cell table:formula="of:=[.F14]/[.A14]" office:value-type="float" office:value="0.00863642392890304" calcext:value-type="float">
            <text:p>0.0086364239</text:p>
          </table:table-cell>
          <table:table-cell table:formula="of:=([.$N$3]-[.F14])/([.G14])-[.E14]" office:value-type="float" office:value="0.0565478132138821" calcext:value-type="float">
            <text:p>0.0565478132</text:p>
          </table:table-cell>
          <table:table-cell table:number-columns-repeated="6"/>
        </table:table-row>
        <table:table-row table:style-name="ro1">
          <table:table-cell office:value-type="float" office:value="30.156" calcext:value-type="float">
            <text:p>30.156</text:p>
          </table:table-cell>
          <table:table-cell office:value-type="float" office:value="3000" calcext:value-type="float">
            <text:p>3000</text:p>
          </table:table-cell>
          <table:table-cell office:value-type="float" office:value="0.26065" calcext:value-type="float">
            <text:p>0.26065</text:p>
          </table:table-cell>
          <table:table-cell table:formula="of:=[.C15]/[.A15]" office:value-type="float" office:value="0.00864338771720388" calcext:value-type="float">
            <text:p>0.0086433877</text:p>
          </table:table-cell>
          <table:table-cell table:formula="of:=([.$N$3]-[.C15])/([.D15])" office:value-type="float" office:value="51.6529855878056" calcext:value-type="float">
            <text:p>51.6529855878</text:p>
          </table:table-cell>
          <table:table-cell office:value-type="float" office:value="0.26048" calcext:value-type="float">
            <text:p>0.26048</text:p>
          </table:table-cell>
          <table:table-cell table:formula="of:=[.F15]/[.A15]" office:value-type="float" office:value="0.00863775036476986" calcext:value-type="float">
            <text:p>0.0086377504</text:p>
          </table:table-cell>
          <table:table-cell table:formula="of:=([.$N$3]-[.F15])/([.G15])-[.E15]" office:value-type="float" office:value="0.0533919208765639" calcext:value-type="float">
            <text:p>0.0533919209</text:p>
          </table:table-cell>
          <table:table-cell table:number-columns-repeated="6"/>
        </table:table-row>
        <table:table-row table:style-name="ro1">
          <table:table-cell office:value-type="float" office:value="30.156" calcext:value-type="float">
            <text:p>30.156</text:p>
          </table:table-cell>
          <table:table-cell office:value-type="float" office:value="4000" calcext:value-type="float">
            <text:p>4000</text:p>
          </table:table-cell>
          <table:table-cell office:value-type="float" office:value="0.26068" calcext:value-type="float">
            <text:p>0.26068</text:p>
          </table:table-cell>
          <table:table-cell table:formula="of:=[.C16]/[.A16]" office:value-type="float" office:value="0.00864438254410399" calcext:value-type="float">
            <text:p>0.0086443825</text:p>
          </table:table-cell>
          <table:table-cell table:formula="of:=([.$N$3]-[.C16])/([.D16])" office:value-type="float" office:value="51.6435707129873" calcext:value-type="float">
            <text:p>51.643570713</text:p>
          </table:table-cell>
          <table:table-cell office:value-type="float" office:value="0.2605" calcext:value-type="float">
            <text:p>0.2605</text:p>
          </table:table-cell>
          <table:table-cell table:formula="of:=[.F16]/[.A16]" office:value-type="float" office:value="0.00863841358270328" calcext:value-type="float">
            <text:p>0.0086384136</text:p>
          </table:table-cell>
          <table:table-cell table:formula="of:=([.$N$3]-[.F16])/([.G16])-[.E16]" office:value-type="float" office:value="0.0565217763084007" calcext:value-type="float">
            <text:p>0.0565217763</text:p>
          </table:table-cell>
          <table:table-cell table:number-columns-repeated="6"/>
        </table:table-row>
        <table:table-row table:style-name="ro1">
          <table:table-cell office:value-type="float" office:value="30.156" calcext:value-type="float">
            <text:p>30.156</text:p>
          </table:table-cell>
          <table:table-cell office:value-type="float" office:value="5000" calcext:value-type="float">
            <text:p>5000</text:p>
          </table:table-cell>
          <table:table-cell office:value-type="float" office:value="0.26069" calcext:value-type="float">
            <text:p>0.26069</text:p>
          </table:table-cell>
          <table:table-cell table:formula="of:=[.C17]/[.A17]" office:value-type="float" office:value="0.0086447141530707" calcext:value-type="float">
            <text:p>0.0086447142</text:p>
          </table:table-cell>
          <table:table-cell table:formula="of:=([.$N$3]-[.C17])/([.D17])" office:value-type="float" office:value="51.6404329029174" calcext:value-type="float">
            <text:p>51.6404329029</text:p>
          </table:table-cell>
          <table:table-cell office:value-type="float" office:value="0.26048" calcext:value-type="float">
            <text:p>0.26048</text:p>
          </table:table-cell>
          <table:table-cell table:formula="of:=[.F17]/[.A17]" office:value-type="float" office:value="0.00863775036476986" calcext:value-type="float">
            <text:p>0.0086377504</text:p>
          </table:table-cell>
          <table:table-cell table:formula="of:=([.$N$3]-[.F17])/([.G17])-[.E17]" office:value-type="float" office:value="0.0659446057647841" calcext:value-type="float">
            <text:p>0.0659446058</text:p>
          </table:table-cell>
          <table:table-cell table:number-columns-repeated="6"/>
        </table:table-row>
        <table:table-row table:style-name="ro1">
          <table:table-cell office:value-type="float" office:value="39.055" calcext:value-type="float">
            <text:p>39.055</text:p>
          </table:table-cell>
          <table:table-cell office:value-type="float" office:value="1000" calcext:value-type="float">
            <text:p>1000</text:p>
          </table:table-cell>
          <table:table-cell office:value-type="float" office:value="0.30527" calcext:value-type="float">
            <text:p>0.30527</text:p>
          </table:table-cell>
          <table:table-cell table:formula="of:=[.C18]/[.A18]" office:value-type="float" office:value="0.00781641275124824" calcext:value-type="float">
            <text:p>0.0078164128</text:p>
          </table:table-cell>
          <table:table-cell table:formula="of:=([.$N$3]-[.C18])/([.D18])" office:value-type="float" office:value="51.4093605308108" calcext:value-type="float">
            <text:p>51.4093605308</text:p>
          </table:table-cell>
          <table:table-cell office:value-type="float" office:value="0.30515" calcext:value-type="float">
            <text:p>0.30515</text:p>
          </table:table-cell>
          <table:table-cell table:formula="of:=[.F18]/[.A18]" office:value-type="float" office:value="0.00781334016131097" calcext:value-type="float">
            <text:p>0.0078133402</text:p>
          </table:table-cell>
          <table:table-cell table:formula="of:=([.$N$3]-[.F18])/([.G18])-[.E18]" office:value-type="float" office:value="0.0355750393698173" calcext:value-type="float">
            <text:p>0.0355750394</text:p>
          </table:table-cell>
          <table:table-cell table:number-columns-repeated="6"/>
        </table:table-row>
        <table:table-row table:style-name="ro1">
          <table:table-cell office:value-type="float" office:value="39.055" calcext:value-type="float">
            <text:p>39.055</text:p>
          </table:table-cell>
          <table:table-cell office:value-type="float" office:value="2000" calcext:value-type="float">
            <text:p>2000</text:p>
          </table:table-cell>
          <table:table-cell office:value-type="float" office:value="0.30545" calcext:value-type="float">
            <text:p>0.30545</text:p>
          </table:table-cell>
          <table:table-cell table:formula="of:=[.C19]/[.A19]" office:value-type="float" office:value="0.00782102163615414" calcext:value-type="float">
            <text:p>0.0078210216</text:p>
          </table:table-cell>
          <table:table-cell table:formula="of:=([.$N$3]-[.C19])/([.D19])" office:value-type="float" office:value="51.3560503821922" calcext:value-type="float">
            <text:p>51.3560503822</text:p>
          </table:table-cell>
          <table:table-cell office:value-type="float" office:value="0.30526" calcext:value-type="float">
            <text:p>0.30526</text:p>
          </table:table-cell>
          <table:table-cell table:formula="of:=[.F19]/[.A19]" office:value-type="float" office:value="0.0078161567020868" calcext:value-type="float">
            <text:p>0.0078161567</text:p>
          </table:table-cell>
          <table:table-cell table:formula="of:=([.$N$3]-[.F19])/([.G19])-[.E19]" office:value-type="float" office:value="0.056273666948222" calcext:value-type="float">
            <text:p>0.0562736669</text:p>
          </table:table-cell>
          <table:table-cell table:number-columns-repeated="6"/>
        </table:table-row>
        <table:table-row table:style-name="ro1">
          <table:table-cell office:value-type="float" office:value="39.055" calcext:value-type="float">
            <text:p>39.055</text:p>
          </table:table-cell>
          <table:table-cell office:value-type="float" office:value="3000" calcext:value-type="float">
            <text:p>3000</text:p>
          </table:table-cell>
          <table:table-cell office:value-type="float" office:value="0.3054" calcext:value-type="float">
            <text:p>0.3054</text:p>
          </table:table-cell>
          <table:table-cell table:formula="of:=[.C20]/[.A20]" office:value-type="float" office:value="0.00781974139034695" calcext:value-type="float">
            <text:p>0.0078197414</text:p>
          </table:table-cell>
          <table:table-cell table:formula="of:=([.$N$3]-[.C20])/([.D20])" office:value-type="float" office:value="51.3708524533091" calcext:value-type="float">
            <text:p>51.3708524533</text:p>
          </table:table-cell>
          <table:table-cell office:value-type="float" office:value="0.30531" calcext:value-type="float">
            <text:p>0.30531</text:p>
          </table:table-cell>
          <table:table-cell table:formula="of:=[.F20]/[.A20]" office:value-type="float" office:value="0.007817436947894" calcext:value-type="float">
            <text:p>0.0078174369</text:p>
          </table:table-cell>
          <table:table-cell table:formula="of:=([.$N$3]-[.F20])/([.G20])-[.E20]" office:value-type="float" office:value="0.0266559455006288" calcext:value-type="float">
            <text:p>0.0266559455</text:p>
          </table:table-cell>
          <table:table-cell table:number-columns-repeated="6"/>
        </table:table-row>
        <table:table-row table:style-name="ro1">
          <table:table-cell office:value-type="float" office:value="39.055" calcext:value-type="float">
            <text:p>39.055</text:p>
          </table:table-cell>
          <table:table-cell office:value-type="float" office:value="4000" calcext:value-type="float">
            <text:p>4000</text:p>
          </table:table-cell>
          <table:table-cell office:value-type="float" office:value="0.30542" calcext:value-type="float">
            <text:p>0.30542</text:p>
          </table:table-cell>
          <table:table-cell table:formula="of:=[.C21]/[.A21]" office:value-type="float" office:value="0.00782025348866983" calcext:value-type="float">
            <text:p>0.0078202535</text:p>
          </table:table-cell>
          <table:table-cell table:formula="of:=([.$N$3]-[.C21])/([.D21])" office:value-type="float" office:value="51.3649310432866" calcext:value-type="float">
            <text:p>51.3649310433</text:p>
          </table:table-cell>
          <table:table-cell office:value-type="float" office:value="0.30533" calcext:value-type="float">
            <text:p>0.30533</text:p>
          </table:table-cell>
          <table:table-cell table:formula="of:=[.F21]/[.A21]" office:value-type="float" office:value="0.00781794904621688" calcext:value-type="float">
            <text:p>0.007817949</text:p>
          </table:table-cell>
          <table:table-cell table:formula="of:=([.$N$3]-[.F21])/([.G21])-[.E21]" office:value-type="float" office:value="0.0266524540460935" calcext:value-type="float">
            <text:p>0.026652454</text:p>
          </table:table-cell>
          <table:table-cell table:number-columns-repeated="6"/>
        </table:table-row>
        <table:table-row table:style-name="ro1">
          <table:table-cell office:value-type="float" office:value="39.055" calcext:value-type="float">
            <text:p>39.055</text:p>
          </table:table-cell>
          <table:table-cell office:value-type="float" office:value="5000" calcext:value-type="float">
            <text:p>5000</text:p>
          </table:table-cell>
          <table:table-cell office:value-type="float" office:value="0.30543" calcext:value-type="float">
            <text:p>0.30543</text:p>
          </table:table-cell>
          <table:table-cell table:formula="of:=[.C22]/[.A22]" office:value-type="float" office:value="0.00782050953783126" calcext:value-type="float">
            <text:p>0.0078205095</text:p>
          </table:table-cell>
          <table:table-cell table:formula="of:=([.$N$3]-[.C22])/([.D22])" office:value-type="float" office:value="51.3619706290823" calcext:value-type="float">
            <text:p>51.3619706291</text:p>
          </table:table-cell>
          <table:table-cell office:value-type="float" office:value="0.30534" calcext:value-type="float">
            <text:p>0.30534</text:p>
          </table:table-cell>
          <table:table-cell table:formula="of:=[.F22]/[.A22]" office:value-type="float" office:value="0.00781820509537831" calcext:value-type="float">
            <text:p>0.0078182051</text:p>
          </table:table-cell>
          <table:table-cell table:formula="of:=([.$N$3]-[.F22])/([.G22])-[.E22]" office:value-type="float" office:value="0.0266507085760779" calcext:value-type="float">
            <text:p>0.026650708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float" office:value="6000" calcext:value-type="float">
            <text:p>6000</text:p>
          </table:table-cell>
          <table:table-cell office:value-type="float" office:value="0.19516" calcext:value-type="float">
            <text:p>0.19516</text:p>
          </table:table-cell>
          <table:table-cell office:value-type="float" office:value="0.00983" calcext:value-type="float">
            <text:p>0.00983</text:p>
          </table:table-cell>
          <table:table-cell table:formula="of:=([.$N$3]-[.H24])/([.I24])-50" office:value-type="float" office:value="2.08003877787868" calcext:value-type="float">
            <text:p>2.080038777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0.19515" calcext:value-type="float">
            <text:p>0.19515</text:p>
          </table:table-cell>
          <table:table-cell office:value-type="float" office:value="0.00986" calcext:value-type="float">
            <text:p>0.00986</text:p>
          </table:table-cell>
          <table:table-cell table:formula="of:=([.$N$3]-[.H25])/([.I25])-50" office:value-type="float" office:value="1.92259444082631" calcext:value-type="float">
            <text:p>1.92259444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100k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0094" calcext:value-type="float">
            <text:p>0.0094</text:p>
          </table:table-cell>
          <table:table-cell table:formula="of:=([.$N$3]-[.H26])/([.I26])-50" office:value-type="float" office:value="4.55391289218589" calcext:value-type="float">
            <text:p>4.553912892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1M</text:p>
          </table:table-cell>
          <table:table-cell office:value-type="float" office:value="0.117135" calcext:value-type="float">
            <text:p>0.117135</text:p>
          </table:table-cell>
          <table:table-cell office:value-type="float" office:value="0.00472" calcext:value-type="float">
            <text:p>0.00472</text:p>
          </table:table-cell>
          <table:table-cell table:formula="of:=([.$N$3]-[.H27])/([.I27])-50" office:value-type="float" office:value="74.9940214378279" calcext:value-type="float">
            <text:p>74.994021437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.19347" calcext:value-type="float">
            <text:p>0.19347</text:p>
          </table:table-cell>
          <table:table-cell office:value-type="float" office:value="0.00977" calcext:value-type="float">
            <text:p>0.00977</text:p>
          </table:table-cell>
          <table:table-cell table:formula="of:=([.$N$3]-[.H28])/([.I28])-50" office:value-type="float" office:value="2.5728537550202" calcext:value-type="float">
            <text:p>2.57285375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14693" calcext:value-type="float">
            <text:p>0.14693</text:p>
          </table:table-cell>
          <table:table-cell office:value-type="float" office:value="0.00725" calcext:value-type="float">
            <text:p>0.00725</text:p>
          </table:table-cell>
          <table:table-cell table:formula="of:=([.$N$3]-[.H29])/([.I29])-50" office:value-type="float" office:value="27.2657629222824" calcext:value-type="float">
            <text:p>27.26576292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7:56:13.35368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7:33:19.959985348</meta:creation-date>
    <dc:date>2018-04-29T18:54:28.358844507</dc:date>
    <meta:editing-duration>PT15H9M5S</meta:editing-duration>
    <meta:editing-cycles>5</meta:editing-cycles>
    <meta:generator>LibreOffice/5.1.6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634cm" svg:y="4.203cm" style:legend-expansion="high" chart:style-name="ch2"/>
        <chart:plot-area chart:style-name="ch3" table:cell-range-address="Sheet1.B3:Sheet1.B8 Sheet1.E2:Sheet1.E8" chart:data-source-has-labels="row" svg:x="0.319cm" svg:y="0.18cm" svg:width="13.996cm" svg:height="8.645cm">
          <chartooo:coordinate-region svg:x="1.417cm" svg:y="0.38cm" svg:width="12.52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8" chart:label-cell-address="Sheet1.E2:Sheet1.E2" chart:class="chart:scatter">
            <chart:domain table:cell-range-address="Sheet1.B3:Sheet1.B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n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3:Sheet1.B8</svg:desc>
                </draw:g>
              </table:table-cell>
              <table:table-cell office:value-type="float" office:value="51.7772211689656">
                <text:p>51.7772211689656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1.743730822862">
                <text:p>51.743730822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51.7311805886503">
                <text:p>51.7311805886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51.7228163835832">
                <text:p>51.72281638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1.718635066077">
                <text:p>51.718635066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1.6945020215255">
                <text:p>51.6945020215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